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F8000002EBF236E4A4.png" manifest:media-type="image/png"/>
  <manifest:file-entry manifest:full-path="Pictures/10000001000004F8000002E9FC3FE997.png" manifest:media-type="image/png"/>
  <manifest:file-entry manifest:full-path="Pictures/10000001000004F8000001ECAC97C502.png" manifest:media-type="image/png"/>
  <manifest:file-entry manifest:full-path="Pictures/10000001000004F8000001E8008DEA21.png" manifest:media-type="image/png"/>
  <manifest:file-entry manifest:full-path="Pictures/10000000000001F0000000E5EE5EA8A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d51e3" officeooo:paragraph-rsid="002d51e3"/>
    </style:style>
    <style:style style:name="P2" style:family="paragraph" style:parent-style-name="Heading_20_1">
      <style:text-properties officeooo:rsid="002395f2" officeooo:paragraph-rsid="002395f2"/>
    </style:style>
    <style:style style:name="P3" style:family="paragraph" style:parent-style-name="Heading_20_2">
      <style:text-properties officeooo:paragraph-rsid="003308de"/>
    </style:style>
    <style:style style:name="P4" style:family="paragraph" style:parent-style-name="Heading_20_3">
      <style:text-properties officeooo:rsid="002d51e3"/>
    </style:style>
    <style:style style:name="P5" style:family="paragraph" style:parent-style-name="Text_20_body">
      <style:text-properties officeooo:rsid="002d51e3"/>
    </style:style>
    <style:style style:name="T1" style:family="text">
      <style:text-properties officeooo:rsid="003308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text:is-list-header="true">Co<text:span text:style-name="T1">mpteur</text:span></text:h>
      <text:h text:style-name="Heading_20_2" text:outline-level="2"><text:bookmark-start text:name="__DdeLink__7789_998526383"/><text:bookmark-start text:name="__DdeLink__563_907419297"/><text:bookmark-start text:name="__DdeLink__5720_3912380916"/><text:bookmark-start text:name="__DdeLink__229_2464570736"/>1) <text:bookmark-start text:name="__DdeLink__1573_3912380916"/><text:span text:style-name="T1">c</text:span><text:bookmark-end text:name="__DdeLink__1573_3912380916"/><text:span text:style-name="T1">ompter</text:span> :<text:bookmark-end text:name="__DdeLink__7789_998526383"/><text:bookmark-end text:name="__DdeLink__563_907419297"/><text:bookmark-end text:name="__DdeLink__5720_3912380916"/><text:bookmark-end text:name="__DdeLink__229_2464570736"/></text:h>
      <text:h text:style-name="P4" text:outline-level="3"><draw:frame draw:style-name="fr1" draw:name="Image1" text:anchor-type="char" svg:x="2.071cm" svg:y="0.178cm" svg:width="13.123cm" svg:height="6.059cm" draw:z-index="0"><draw:image xlink:href="Pictures/10000000000001F0000000E5EE5EA8AD.jpg" xlink:type="simple" xlink:show="embed" xlink:actuate="onLoad" draw:mime-type="image/jpeg"/></draw:frame></text:h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cm" svg:y="0.422cm" svg:width="17cm" svg:height="6.521cm" draw:z-index="1"><draw:image xlink:href="Pictures/10000001000004F8000001E8008DEA21.png" xlink:type="simple" xlink:show="embed" xlink:actuate="onLoad" draw:mime-type="image/png"/></draw:frame><draw:frame draw:style-name="fr1" draw:name="Image3" text:anchor-type="char" svg:x="0cm" svg:y="6.941cm" svg:width="17cm" svg:height="9.955cm" draw:z-index="2"><draw:image xlink:href="Pictures/10000001000004F8000002E9FC3FE997.png" xlink:type="simple" xlink:show="embed" xlink:actuate="onLoad" draw:mime-type="image/png"/></draw:frame></text:p>
      <text:h text:style-name="P3" text:outline-level="2"><text:bookmark-start text:name="__DdeLink__7789_998526383 Copie 1"/><text:bookmark-start text:name="__DdeLink__5720_3912380916 Copie 1"/><text:bookmark-start text:name="__DdeLink__229_2464570736 Copie 1"/><text:soft-page-break/>1) <text:span text:style-name="T1">dé</text:span><text:bookmark-start text:name="__DdeLink__1573_3912380916 Copie 1"/><text:span text:style-name="T1">c</text:span><text:bookmark-end text:name="__DdeLink__1573_3912380916 Copie 1"/><text:span text:style-name="T1">ompter</text:span> :<text:bookmark-end text:name="__DdeLink__7789_998526383 Copie 1"/><text:bookmark-end text:name="__DdeLink__5720_3912380916 Copie 1"/><text:bookmark-end text:name="__DdeLink__229_2464570736 Copie 1"/></text:h>
      <text:p text:style-name="P5"><draw:frame draw:style-name="fr1" draw:name="Image4" text:anchor-type="char" svg:x="1.806cm" svg:y="0.051cm" svg:width="13.123cm" svg:height="6.059cm" draw:z-index="3"><draw:image xlink:href="Pictures/10000000000001F0000000E5EE5EA8AD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0cm" svg:y="7.271cm" svg:width="17cm" svg:height="9.982cm" draw:z-index="5"><draw:image xlink:href="Pictures/10000001000004F8000002EBF236E4A4.png" xlink:type="simple" xlink:show="embed" xlink:actuate="onLoad" draw:mime-type="image/png"/></draw:frame></text:p>
      <text:p text:style-name="P5"><draw:frame draw:style-name="fr1" draw:name="Image5" text:anchor-type="char" svg:x="0cm" svg:y="-0.108cm" svg:width="17cm" svg:height="6.574cm" draw:z-index="4"><draw:image xlink:href="Pictures/10000001000004F8000001ECAC97C5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3-07T22:25:54.908268888</dc:date>
    <meta:editing-duration>PT3H59M55S</meta:editing-duration>
    <meta:editing-cycles>33</meta:editing-cycles>
    <meta:generator>LibreOffice/7.6.4.1$Linux_X86_64 LibreOffice_project/60$Build-1</meta:generator>
    <meta:document-statistic meta:table-count="0" meta:image-count="6" meta:object-count="0" meta:page-count="2" meta:paragraph-count="3" meta:word-count="7" meta:character-count="34" meta:non-whitespace-character-count="30"/>
  </office:meta>
</office:document-meta>
</file>